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D" style:family="table-column">
      <style:table-column-properties style:column-width="7.036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a6e" officeooo:paragraph-rsid="0011ca6e"/>
    </style:style>
    <style:style style:name="P2" style:family="paragraph" style:parent-style-name="Table_20_Contents">
      <style:text-properties officeooo:rsid="001344ca" officeooo:paragraph-rsid="001344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94058534794976"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Description of Feature</text:p>
          </table:table-cell>
          <table:table-cell table:style-name="Table1.A1" office:value-type="string">
            <text:p text:style-name="P2">Description of Stimulus</text:p>
          </table:table-cell>
          <table:table-cell table:style-name="Table1.D1" office:value-type="string">
            <text:p text:style-name="P1">Verification Criteria</text:p>
          </table:table-cell>
        </table:table-row>
        <table:table-row table:style-name="TableLine94058534794976">
          <table:table-cell table:style-name="Table1.A2" office:value-type="string">
            <text:p text:style-name="P1">Synchronous Reset</text:p>
          </table:table-cell>
          <table:table-cell table:style-name="Table1.A2" office:value-type="string">
            <text:p text:style-name="P1">ALU has a synchronous reset</text:p>
          </table:table-cell>
          <table:table-cell table:style-name="Table1.A2" office:value-type="string">
            <text:p text:style-name="P1">Assert “reset” </text:p>
          </table:table-cell>
          <table:table-cell table:style-name="Table1.D2" office:value-type="string">
            <text:p text:style-name="P2">alu_y_out &amp; alu_co_out should be cleared or 0</text:p>
          </table:table-cell>
        </table:table-row>
        <table:table-row table:style-name="TableLine94058534794976">
          <table:table-cell table:style-name="Table1.A2" office:value-type="string">
            <text:p text:style-name="P2">Basic operation</text:p>
          </table:table-cell>
          <table:table-cell table:style-name="Table1.A2" office:value-type="string">
            <text:p text:style-name="P2">ALU has various arthimetic functions that can be completed in one clock cycle</text:p>
          </table:table-cell>
          <table:table-cell table:style-name="Table1.A2" office:value-type="string">
            <text:p text:style-name="P2">Assert opcodes 0, 1, 4, 5, 6, &amp; 7 with random stimulus</text:p>
          </table:table-cell>
          <table:table-cell table:style-name="Table1.D2" office:value-type="string">
            <text:p text:style-name="P2">Depending on the operation (ex: addition opcode=1), the output of the opcode should be A + B, where the carry_out flag may be asserted based on stimulus</text:p>
          </table:table-cell>
        </table:table-row>
        <table:table-row table:style-name="TableLine94058534794976">
          <table:table-cell table:style-name="Table1.A2" office:value-type="string">
            <text:p text:style-name="P2">Multiplication</text:p>
          </table:table-cell>
          <table:table-cell table:style-name="Table1.A2" office:value-type="string">
            <text:p text:style-name="P2">ALU requires two clock cycles to complete, where a 16-bit output will be generated in two consecutive clock cycles</text:p>
          </table:table-cell>
          <table:table-cell table:style-name="Table1.A2" office:value-type="string">
            <text:p text:style-name="P2">Assert opcodes 2, with random inputs A &amp; B</text:p>
          </table:table-cell>
          <table:table-cell table:style-name="Table1.D2" office:value-type="string">
            <text:p text:style-name="P2">Should expect two 8-bit outputs to be asserted consecutively by the DUT where the first byte is the upper 8 MSB and the second byte is the lower 8 MSB. The carry_out flag may be asserted depending on the stimulus</text:p>
          </table:table-cell>
        </table:table-row>
        <table:table-row table:style-name="TableLine94058534794976">
          <table:table-cell table:style-name="Table1.A2" office:value-type="string">
            <text:p text:style-name="P2">Division</text:p>
          </table:table-cell>
          <table:table-cell table:style-name="Table1.A2" office:value-type="string">
            <text:p text:style-name="P2">ALU requires three clock cycles to complete, where an 8-bit output will be generated after three clock cycles</text:p>
          </table:table-cell>
          <table:table-cell table:style-name="Table1.A2" office:value-type="string">
            <text:p text:style-name="P2">Assert opcodes 3 with random inputs A &amp; B</text:p>
          </table:table-cell>
          <table:table-cell table:style-name="Table1.D2" office:value-type="string">
            <text:p text:style-name="P2">After three clock cycles, should expect the output to be A/B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0:48:38.558751291</meta:creation-date>
    <meta:generator>LibreOffice/7.2.6.2$Linux_X86_64 LibreOffice_project/20$Build-2</meta:generator>
    <dc:date>2022-05-13T21:09:59.465550438</dc:date>
    <meta:editing-duration>PT8M36S</meta:editing-duration>
    <meta:editing-cycles>1</meta:editing-cycles>
    <meta:document-statistic meta:table-count="1" meta:image-count="0" meta:object-count="0" meta:page-count="1" meta:paragraph-count="20" meta:word-count="188" meta:character-count="1077" meta:non-whitespace-character-count="908"/>
  </office:meta>
</office:document-meta>
</file>